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eabd" officeooo:paragraph-rsid="0017eabd"/>
    </style:style>
    <style:style style:name="P2" style:family="paragraph" style:parent-style-name="Standard">
      <style:paragraph-properties fo:text-align="center" style:justify-single-word="false"/>
      <style:text-properties officeooo:rsid="0017eabd" officeooo:paragraph-rsid="0017eabd"/>
    </style:style>
    <style:style style:name="P3" style:family="paragraph" style:parent-style-name="Standard">
      <style:paragraph-properties fo:text-align="start" style:justify-single-word="false"/>
      <style:text-properties officeooo:rsid="0017eabd" officeooo:paragraph-rsid="0017eabd"/>
    </style:style>
    <style:style style:name="P4" style:family="paragraph" style:parent-style-name="Standard">
      <style:paragraph-properties fo:text-align="start" style:justify-single-word="false"/>
      <style:text-properties officeooo:rsid="0019c1bd" officeooo:paragraph-rsid="0019c1bd"/>
    </style:style>
    <style:style style:name="P5" style:family="paragraph" style:parent-style-name="Standard">
      <style:paragraph-properties fo:text-align="start" style:justify-single-word="false"/>
      <style:text-properties fo:font-style="normal" officeooo:rsid="0019c1bd" officeooo:paragraph-rsid="0019c1bd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officeooo:rsid="001a6a02" officeooo:paragraph-rsid="001a6a02" style:font-style-asian="normal" style:font-style-complex="normal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7eabd" officeooo:paragraph-rsid="0017eabd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89539" officeooo:paragraph-rsid="00189539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89539" officeooo:paragraph-rsid="00189539"/>
    </style:style>
    <style:style style:name="T1" style:family="text">
      <style:text-properties style:text-position="super 58%" style:font-name="Liberation Serif1" fo:font-style="italic" style:font-style-asian="italic" style:font-style-complex="italic"/>
    </style:style>
    <style:style style:name="T2" style:family="text">
      <style:text-properties style:text-position="super 58%" style:font-name="Liberation Serif1" fo:font-style="italic" style:font-name-asian="Liberation Serif1" style:font-style-asian="italic" style:font-name-complex="Liberation Serif1" style:font-style-complex="italic"/>
    </style:style>
    <style:style style:name="T3" style:family="text">
      <style:text-properties style:text-position="super 58%" style:font-name="Liberation Serif1" fo:font-style="italic" officeooo:rsid="0019c1bd" style:font-name-asian="Liberation Serif1" style:font-style-asian="italic" style:font-name-complex="Liberation Serif1" style:font-style-complex="italic"/>
    </style:style>
    <style:style style:name="T4" style:family="text">
      <style:text-properties style:text-position="super 58%" style:font-name="Liberation Serif1" style:font-name-asian="Liberation Serif1" style:font-name-complex="Liberation Serif1"/>
    </style:style>
    <style:style style:name="T5" style:family="text">
      <style:text-properties style:text-position="0% 100%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style:text-position="0% 100%" style:font-name="Liberation Serif1" fo:font-style="italic" style:font-style-asian="italic" style:font-style-complex="italic"/>
    </style:style>
    <style:style style:name="T9" style:family="text">
      <style:text-properties style:text-position="0% 100%" style:font-name="Liberation Serif1" fo:font-style="italic" officeooo:rsid="00189539" style:font-style-asian="italic" style:font-style-complex="italic"/>
    </style:style>
    <style:style style:name="T10" style:family="text">
      <style:text-properties style:text-position="0% 100%" style:font-name="Liberation Serif1" fo:font-style="italic" style:font-name-asian="Liberation Serif1" style:font-style-asian="italic" style:font-name-complex="Liberation Serif1" style:font-style-complex="italic"/>
    </style:style>
    <style:style style:name="T11" style:family="text">
      <style:text-properties style:text-position="0% 100%" style:font-name="Liberation Serif1" fo:font-style="italic" officeooo:rsid="00189539" style:font-name-asian="Liberation Serif1" style:font-style-asian="italic" style:font-name-complex="Liberation Serif1" style:font-style-complex="italic"/>
    </style:style>
    <style:style style:name="T12" style:family="text">
      <style:text-properties style:text-position="0% 100%" style:font-name="Liberation Serif1" fo:font-style="italic" officeooo:rsid="0019c1bd" style:font-name-asian="Liberation Serif1" style:font-style-asian="italic" style:font-name-complex="Liberation Serif1" style:font-style-complex="italic"/>
    </style:style>
    <style:style style:name="T13" style:family="text">
      <style:text-properties style:text-position="0% 100%" style:font-name="Liberation Serif1" fo:font-style="normal" style:font-style-asian="normal" style:font-style-complex="normal"/>
    </style:style>
    <style:style style:name="T14" style:family="text">
      <style:text-properties style:text-position="0% 100%" style:font-name="Liberation Serif1" fo:font-style="normal" officeooo:rsid="001932b2" style:font-style-asian="normal" style:font-style-complex="normal"/>
    </style:style>
    <style:style style:name="T15" style:family="text">
      <style:text-properties style:text-position="0% 100%" style:font-name="Liberation Serif1" style:font-name-asian="Liberation Serif1" style:font-name-complex="Liberation Serif1"/>
    </style:style>
    <style:style style:name="T16" style:family="text">
      <style:text-properties style:text-position="0% 100%" officeooo:rsid="0019c1bd"/>
    </style:style>
    <style:style style:name="T17" style:family="text">
      <style:text-properties style:text-position="sub 58%"/>
    </style:style>
    <style:style style:name="T18" style:family="text">
      <style:text-properties style:text-position="sub 58%" fo:font-style="italic" style:font-style-asian="italic" style:font-style-complex="italic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We will put N = 50 stars in a loose cluster and let gravity work.</text:p>
      <text:p text:style-name="P1"/>
      <text:p text:style-name="P1">The force F between two stars with masses m<text:span text:style-name="T17">1</text:span> and m<text:span text:style-name="T17">2</text:span> and distance r<text:span text:style-name="T17">12</text:span><text:span text:style-name="T5"> is </text:span></text:p>
      <text:p text:style-name="P2"><text:span text:style-name="T5"><draw:frame draw:style-name="fr1" draw:name="Objekt1" text:anchor-type="as-char" svg:y="-0.683cm" svg:width="3.256cm" svg:height="1.18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6">(Newton’s law of gravitation)</text:span></text:p>
      <text:p text:style-name="P3"><text:span text:style-name="T5">Each star has </text:span></text:p>
      <text:p text:style-name="P7"><text:span text:style-name="T5">a mass <text:tab/><text:tab/><text:tab/> <text:s/></text:span><text:span text:style-name="T6">m</text:span><text:span text:style-name="T18">i</text:span><text:span text:style-name="T5"> </text:span></text:p>
      <text:p text:style-name="P7"><text:span text:style-name="T5">a position<text:tab/><text:tab/></text:span><text:span text:style-name="T5"><draw:frame draw:style-name="fr1" draw:name="Objekt2" text:anchor-type="as-char" svg:y="-0.386cm" svg:width="3.08cm" svg:height="0.5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 </text:span></text:p>
      <text:p text:style-name="P8"><text:span text:style-name="T5">a velocity <text:tab/><text:tab/></text:span><text:span text:style-name="T5"><draw:frame draw:style-name="fr1" draw:name="Objekt4" text:anchor-type="as-char" svg:y="-0.386cm" svg:width="3.046cm" svg:height="0.54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span></text:p>
      <text:p text:style-name="P8"><text:span text:style-name="T5">an acceleration<text:tab/></text:span><text:span text:style-name="T5"><draw:frame draw:style-name="fr1" draw:name="Objekt5" text:anchor-type="as-char" svg:y="-0.386cm" svg:width="3.05cm" svg:height="0.54cm" draw:z-index="4"><draw:object xlink:href="./Object 5" xlink:type="simple" xlink:show="embed" xlink:actuate="onLoad"/><draw:image xlink:href="./ObjectReplacements/Object 5" xlink:type="simple" xlink:show="embed" xlink:actuate="onLoad"/><svg:desc>formel</svg:desc></draw:frame></text:span></text:p>
      <text:p text:style-name="P8"><text:span text:style-name="T5"/></text:p>
      <text:p text:style-name="P9"><text:span text:style-name="T5">We know that </text:span><text:span text:style-name="T6">v = a</text:span><text:span text:style-name="T8">·</text:span><text:span text:style-name="T6">t</text:span><text:span text:style-name="T5"> and </text:span><text:span text:style-name="T6">s = v</text:span><text:span text:style-name="T8">·t </text:span><text:span text:style-name="T13"><text:s/>so </text:span></text:p>
      <text:p text:style-name="P9"><text:span text:style-name="T13"/></text:p>
      <text:p text:style-name="P9"><text:span text:style-name="T13"><text:tab/><text:tab/><text:tab/><text:tab/></text:span><text:span text:style-name="T13"><draw:frame draw:style-name="fr1" draw:name="Objekt6" text:anchor-type="as-char" svg:y="-0.377cm" svg:width="2.475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9"><text:span text:style-name="T13"><text:tab/><text:tab/><text:tab/><text:tab/></text:span><text:span text:style-name="T13"><draw:frame draw:style-name="fr1" draw:name="Objekt7" text:anchor-type="as-char" svg:y="-0.377cm" svg:width="2.545cm" svg:height="0.467cm" draw:z-index="6"><draw:object xlink:href="./Object 7" xlink:type="simple" xlink:show="embed" xlink:actuate="onLoad"/><draw:image xlink:href="./ObjectReplacements/Object 7" xlink:type="simple" xlink:show="embed" xlink:actuate="onLoad"/><svg:desc>formel</svg:desc></draw:frame></text:span><text:span text:style-name="T13">where</text:span></text:p>
      <text:p text:style-name="P9"><text:span text:style-name="T13"><text:tab/><text:tab/><text:tab/><text:tab/></text:span><text:span text:style-name="T13"><draw:frame draw:style-name="fr1" draw:name="Objekt8" text:anchor-type="as-char" svg:y="-0.669cm" svg:width="1.596cm" svg:height="1.048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4">(From Newton’s 2. law)</text:span></text:p>
      <text:p text:style-name="P9"><text:span text:style-name="T13"/></text:p>
      <text:p text:style-name="P3"><text:span text:style-name="T5">The distance between star </text:span><text:span text:style-name="T6">i</text:span><text:span text:style-name="T7"> and star </text:span><text:span text:style-name="T6">j</text:span><text:span text:style-name="T7"> is i</text:span><text:span text:style-name="T7"><draw:frame draw:style-name="fr1" draw:name="Objekt3" text:anchor-type="as-char" svg:y="-0.377cm" svg:width="1.901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><text:span text:style-name="T7"/></text:p>
      <text:p text:style-name="P4"><text:span text:style-name="T7">The gravitational constant G is G = 6,67</text:span><text:span text:style-name="T9">·</text:span><text:span text:style-name="T8">10</text:span><text:span text:style-name="T1">-11</text:span><text:span text:style-name="T8"> N</text:span><text:span text:style-name="T9">·</text:span><text:span text:style-name="T8">m</text:span><text:span text:style-name="T1">2</text:span><text:span text:style-name="T8">/kg</text:span><text:span text:style-name="T1">2</text:span><text:span text:style-name="T8"> </text:span><text:span text:style-name="T10">≈ 10</text:span><text:span text:style-name="T11">·</text:span><text:span text:style-name="T10">10</text:span><text:span text:style-name="T2">-11</text:span><text:span text:style-name="T10"> N</text:span><text:span text:style-name="T11">·</text:span><text:span text:style-name="T10">m</text:span><text:span text:style-name="T2">2</text:span><text:span text:style-name="T10">/kg</text:span><text:span text:style-name="T2">2</text:span><text:span text:style-name="T10"> ≈ 10</text:span><text:span text:style-name="T2">-10</text:span><text:span text:style-name="T10"> N</text:span><text:span text:style-name="T11">·</text:span><text:span text:style-name="T10">m</text:span><text:span text:style-name="T2">2</text:span><text:span text:style-name="T10">/kg</text:span><text:span text:style-name="T2">2</text:span><text:span text:style-name="T10"> </text:span></text:p>
      <text:p text:style-name="P4"><text:span text:style-name="T10"/></text:p>
      <text:p text:style-name="P5"><text:span text:style-name="T15">The mass of the sun is 2</text:span><text:span text:style-name="T11">·</text:span><text:span text:style-name="T10">10</text:span><text:span text:style-name="T2">30</text:span><text:span text:style-name="T10"> kg ≈ 10</text:span><text:span text:style-name="T2">30</text:span><text:span text:style-name="T10"> kg</text:span></text:p>
      <text:p text:style-name="P5"><text:span text:style-name="T10"/></text:p>
      <text:p text:style-name="P5"><text:span text:style-name="T15">A light year is 9.46</text:span><text:span text:style-name="T11">·</text:span><text:span text:style-name="T10">10</text:span><text:span text:style-name="T2">15</text:span><text:span text:style-name="T10"> m ≈ 10</text:span><text:span text:style-name="T11">·</text:span><text:span text:style-name="T10">10</text:span><text:span text:style-name="T2">15</text:span><text:span text:style-name="T10"> m ≈ <text:s/>10</text:span><text:span text:style-name="T2">16</text:span><text:span text:style-name="T10"> m</text:span></text:p>
      <text:p text:style-name="P5"><text:span text:style-name="T10"/></text:p>
      <text:p text:style-name="P5"><text:span text:style-name="T15">If we plug these numbers into </text:span><text:span text:style-name="T15"><draw:frame draw:style-name="fr1" draw:name="Objekt9" text:anchor-type="as-char" svg:y="-0.669cm" svg:width="1.596cm" svg:height="1.048cm" draw:z-index="8"><draw:object xlink:href="./Object 9" xlink:type="simple" xlink:show="embed" xlink:actuate="onLoad"/><draw:image xlink:href="./ObjectReplacements/Object 9" xlink:type="simple" xlink:show="embed" xlink:actuate="onLoad"/><svg:desc>formel</svg:desc></draw:frame></text:span><text:span text:style-name="T15">we get </text:span></text:p>
      <text:p text:style-name="P5"><text:span text:style-name="T15"><draw:frame draw:style-name="fr1" draw:name="Objekt10" text:anchor-type="as-char" svg:y="-0.681cm" svg:width="9.073cm" svg:height="1.148cm" draw:z-index="9"><draw:object xlink:href="./Object 10" xlink:type="simple" xlink:show="embed" xlink:actuate="onLoad"/><draw:image xlink:href="./ObjectReplacements/Object 10" xlink:type="simple" xlink:show="embed" xlink:actuate="onLoad"/><svg:desc>formel</svg:desc></draw:frame></text:span></text:p>
      <text:p text:style-name="P5"><text:span text:style-name="T15"/></text:p>
      <text:p text:style-name="P6"><text:span text:style-name="T15">As <text:s/>1 year = 3.15</text:span><text:span text:style-name="T11">·</text:span><text:span text:style-name="T12">10</text:span><text:span text:style-name="T2">7</text:span><text:span text:style-name="T3"> </text:span><text:span text:style-name="T10">s </text:span><text:span text:style-name="T15">we have</text:span><text:span text:style-name="T10"> t = 10</text:span><text:span text:style-name="T2">5</text:span><text:span text:style-name="T10"> years </text:span><text:span text:style-name="T12">≈ </text:span><text:span text:style-name="T10">10</text:span><text:span text:style-name="T2">12</text:span><text:span text:style-name="T10"> s.</text:span><text:span text:style-name="T15"> </text:span></text:p>
      <text:p text:style-name="P6"><text:span text:style-name="T15"/></text:p>
      <text:p text:style-name="P6"><text:span text:style-name="T15">This means v = a</text:span><text:span text:style-name="T11">·</text:span><text:span text:style-name="T15">t = 1 m/s for two stars one light year apart after 100,000 years.</text:span></text:p>
      <text:p text:style-name="P6"><text:span text:style-name="T15"/></text:p>
      <text:p text:style-name="P6"><text:span text:style-name="T15">We would get the same result if we used a time unit of 100 kilo years, a mass unit of 10</text:span><text:span text:style-name="T4">30 <text:s/></text:span><text:span text:style-name="T15">kg, kept the distance in light years and used G = 1.</text:span></text:p>
      <text:p text:style-name="P6"><text:span text:style-name="T15"/></text:p>
      <text:p text:style-name="P6"><text:span text:style-name="T15">This simplifies the computations considerably.</text:span></text:p>
      <text:p text:style-name="P6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1:59:12.045000000</meta:creation-date>
    <dc:date>2019-07-08T12:45:26.096000000</dc:date>
    <meta:editing-duration>PT9M54S</meta:editing-duration>
    <meta:editing-cycles>2</meta:editing-cycles>
    <meta:generator>LibreOffice/6.1.0.3$Windows_X86_64 LibreOffice_project/efb621ed25068d70781dc026f7e9c5187a4decd1</meta:generator>
    <meta:document-statistic meta:table-count="0" meta:image-count="0" meta:object-count="10" meta:page-count="1" meta:paragraph-count="22" meta:word-count="189" meta:character-count="905" meta:non-whitespace-character-count="701"/>
  </office:meta>
</office:document-meta>
</file>

<file path=Object 1/content.xml><?xml version="1.0" encoding="utf-8"?>
<math xmlns="http://www.w3.org/1998/Math/MathML" display="block">
  <semantics>
    <mrow>
      <mover accent="true">
        <mi>F</mi>
        <mo stretchy="true">⃗</mo>
      </mover>
      <mrow>
        <mspace width="2em"/>
        <mo stretchy="false">=</mo>
        <mspace width="2em"/>
      </mrow>
      <mi>G</mi>
      <mrow>
        <mspace width="2em"/>
        <mo stretchy="false">⋅</mo>
        <mspace width="2em"/>
      </mrow>
      <mfrac>
        <mrow>
          <msub>
            <mi>m</mi>
            <mn>1</mn>
          </msub>
          <mo stretchy="false">⋅</mo>
          <msub>
            <mi>m</mi>
            <mn>2</mn>
          </msub>
        </mrow>
        <msup>
          <msub>
            <mover accent="true">
              <mi>r</mi>
              <mo stretchy="true">⃗</mo>
            </mover>
            <mn>12</mn>
          </msub>
          <mn>2</mn>
        </msup>
      </mfrac>
    </mrow>
    <annotation encoding="StarMath 5.0"> widevec {F}  ~=~ G ~cdot~ {{m sub 1 cdot m sub 2} over {{widevec {r}} sub 12} sup 2}</annotation>
  </semantics>
</math>
</file>

<file path=Object 10/content.xml><?xml version="1.0" encoding="utf-8"?>
<math xmlns="http://www.w3.org/1998/Math/MathML" display="block">
  <semantics>
    <mrow>
      <mover accent="true">
        <mi>a</mi>
        <mo stretchy="true">⃗</mo>
      </mover>
      <mrow>
        <mspace width="2em"/>
        <mo stretchy="false">=</mo>
        <mspace width="2em"/>
      </mrow>
      <mfrac>
        <mover accent="true">
          <mi>F</mi>
          <mo stretchy="true">⃗</mo>
        </mover>
        <mi>m</mi>
      </mfrac>
      <mrow>
        <mspace width="2em"/>
        <mo stretchy="false">=</mo>
        <mspace width="2em"/>
      </mrow>
      <mi>G</mi>
      <mrow>
        <mspace width="2em"/>
        <mo stretchy="false">⋅</mo>
        <mspace width="2em"/>
      </mrow>
      <mfrac>
        <mi>m</mi>
        <msup>
          <mi>r</mi>
          <mn>2</mn>
        </msup>
      </mfrac>
      <mrow>
        <mspace width="2em"/>
        <mo stretchy="false">=</mo>
        <mspace width="2em"/>
      </mrow>
      <msup>
        <mn>10</mn>
        <mrow>
          <mo stretchy="false">−</mo>
          <mn>10</mn>
        </mrow>
      </msup>
      <mrow>
        <mspace width="2em"/>
        <mo stretchy="false">⋅</mo>
        <mspace width="2em"/>
      </mrow>
      <mfrac>
        <msup>
          <mn>10</mn>
          <mn>30</mn>
        </msup>
        <msup>
          <mrow>
            <mo fence="true" stretchy="false">(</mo>
            <mrow>
              <msup>
                <mn>10</mn>
                <mn>16</mn>
              </msup>
            </mrow>
            <mo fence="true" stretchy="false">)</mo>
          </mrow>
          <mn>2</mn>
        </msup>
      </mfrac>
      <mrow>
        <mspace width="2em"/>
        <mo stretchy="false">=</mo>
        <mspace width="2em"/>
      </mrow>
      <msup>
        <mn>10</mn>
        <mrow>
          <mo stretchy="false">−</mo>
          <mn>12</mn>
        </mrow>
      </msup>
      <mi>N</mi>
    </mrow>
    <annotation encoding="StarMath 5.0">widevec a ~=~widevec F over m ~=~ G ~cdot~ { m over r sup 2 }  ~=~10 sup -10 ~cdot~ { 10 sup 30 over { ({10 sup 16}) sup 2} } ~=~ 10 sup -12 N</annotation>
  </semantics>
</math>
</file>

<file path=Object 2/content.xml><?xml version="1.0" encoding="utf-8"?>
<math xmlns="http://www.w3.org/1998/Math/MathML" display="block">
  <semantics>
    <mrow>
      <mover accent="true">
        <msub>
          <mi>x</mi>
          <mi>i</mi>
        </msub>
        <mo stretchy="true">⃗</mo>
      </mover>
      <mrow>
        <mspace width="2em"/>
        <mo stretchy="false">=</mo>
        <mspace width="2em"/>
      </mrow>
      <mrow>
        <mo fence="true" stretchy="false">(</mo>
        <mrow>
          <mrow>
            <msub>
              <mi>x</mi>
              <mrow>
                <mi>i</mi>
                <mn>1,</mn>
              </mrow>
            </msub>
            <msub>
              <mi>x</mi>
              <mrow>
                <mi>i</mi>
                <mn>2,</mn>
              </mrow>
            </msub>
            <msub>
              <mi>x</mi>
              <mn>3</mn>
            </msub>
          </mrow>
        </mrow>
        <mo fence="true" stretchy="false">)</mo>
      </mrow>
    </mrow>
    <annotation encoding="StarMath 5.0">widevec x sub i ~=~ ( x sub i1, x sub i2, x sub 3 )</annotation>
  </semantics>
</math>
</file>

<file path=Object 3/content.xml><?xml version="1.0" encoding="utf-8"?>
<math xmlns="http://www.w3.org/1998/Math/MathML" display="block">
  <semantics>
    <mrow>
      <mover accent="true">
        <msub>
          <mi>r</mi>
          <mi mathvariant="italic">ij</mi>
        </msub>
        <mo stretchy="true">⃗</mo>
      </mover>
      <mo stretchy="false">=</mo>
      <mrow>
        <mover accent="true">
          <msub>
            <mi>x</mi>
            <mi>j</mi>
          </msub>
          <mo stretchy="true">⃗</mo>
        </mover>
        <mo stretchy="false">−</mo>
        <mover accent="true">
          <msub>
            <mi>x</mi>
            <mi>i</mi>
          </msub>
          <mo stretchy="true">⃗</mo>
        </mover>
      </mrow>
    </mrow>
    <annotation encoding="StarMath 5.0">widevec {r} sub ij = widevec {x} sub j - widevec {x} sub i </annotation>
  </semantics>
</math>
</file>

<file path=Object 4/content.xml><?xml version="1.0" encoding="utf-8"?>
<math xmlns="http://www.w3.org/1998/Math/MathML" display="block">
  <semantics>
    <mrow>
      <mover accent="true">
        <msub>
          <mi>v</mi>
          <mi>i</mi>
        </msub>
        <mo stretchy="true">⃗</mo>
      </mover>
      <mrow>
        <mspace width="2em"/>
        <mo stretchy="false">=</mo>
        <mspace width="2em"/>
      </mrow>
      <mrow>
        <mo fence="true" stretchy="false">(</mo>
        <mrow>
          <mrow>
            <msub>
              <mi>v</mi>
              <mrow>
                <mi>i</mi>
                <mn>1,</mn>
              </mrow>
            </msub>
            <msub>
              <mi>v</mi>
              <mrow>
                <mi>i</mi>
                <mn>2,</mn>
              </mrow>
            </msub>
            <msub>
              <mi>v</mi>
              <mn>3</mn>
            </msub>
          </mrow>
        </mrow>
        <mo fence="true" stretchy="false">)</mo>
      </mrow>
    </mrow>
    <annotation encoding="StarMath 5.0">widevec v sub i ~=~ ( v sub i1, v sub i2, v sub 3 )</annotation>
  </semantics>
</math>
</file>

<file path=Object 5/content.xml><?xml version="1.0" encoding="utf-8"?>
<math xmlns="http://www.w3.org/1998/Math/MathML" display="block">
  <semantics>
    <mrow>
      <mover accent="true">
        <msub>
          <mi>a</mi>
          <mi>i</mi>
        </msub>
        <mo stretchy="true">⃗</mo>
      </mover>
      <mrow>
        <mspace width="2em"/>
        <mo stretchy="false">=</mo>
        <mspace width="2em"/>
      </mrow>
      <mrow>
        <mo fence="true" stretchy="false">(</mo>
        <mrow>
          <mrow>
            <msub>
              <mi>a</mi>
              <mrow>
                <mi>i</mi>
                <mn>1,</mn>
              </mrow>
            </msub>
            <msub>
              <mi>a</mi>
              <mrow>
                <mi>i</mi>
                <mn>2,</mn>
              </mrow>
            </msub>
            <msub>
              <mi>a</mi>
              <mn>3</mn>
            </msub>
          </mrow>
        </mrow>
        <mo fence="true" stretchy="false">)</mo>
      </mrow>
    </mrow>
    <annotation encoding="StarMath 5.0">widevec a sub i ~=~ ( a sub i1, a sub i2, a sub 3 )</annotation>
  </semantics>
</math>
</file>

<file path=Object 6/content.xml><?xml version="1.0" encoding="utf-8"?>
<math xmlns="http://www.w3.org/1998/Math/MathML" display="block">
  <semantics>
    <mrow>
      <mi>s</mi>
      <mrow>
        <mspace width="2em"/>
        <mo stretchy="false">=</mo>
        <mspace width="2em"/>
      </mrow>
      <mrow>
        <mi>s</mi>
        <mo stretchy="false">+</mo>
        <mrow>
          <mi>v</mi>
          <mo stretchy="false">⋅</mo>
          <mi mathvariant="normal">Δ</mi>
        </mrow>
      </mrow>
      <mi>t</mi>
    </mrow>
    <annotation encoding="StarMath 5.0">s ~=~s + v cdot %DELTA t</annotation>
  </semantics>
</math>
</file>

<file path=Object 7/content.xml><?xml version="1.0" encoding="utf-8"?>
<math xmlns="http://www.w3.org/1998/Math/MathML" display="block">
  <semantics>
    <mrow>
      <mi>v</mi>
      <mrow>
        <mspace width="2em"/>
        <mo stretchy="false">=</mo>
        <mspace width="2em"/>
      </mrow>
      <mrow>
        <mi>v</mi>
        <mo stretchy="false">+</mo>
        <mrow>
          <mi>a</mi>
          <mo stretchy="false">⋅</mo>
          <mi mathvariant="normal">Δ</mi>
        </mrow>
      </mrow>
      <mi>t</mi>
    </mrow>
    <annotation encoding="StarMath 5.0">v ~=~v + a cdot %DELTA t</annotation>
  </semantics>
</math>
</file>

<file path=Object 8/content.xml><?xml version="1.0" encoding="utf-8"?>
<math xmlns="http://www.w3.org/1998/Math/MathML" display="block">
  <semantics>
    <mrow>
      <mover accent="true">
        <mi>a</mi>
        <mo stretchy="true">⃗</mo>
      </mover>
      <mrow>
        <mspace width="2em"/>
        <mo stretchy="false">=</mo>
        <mspace width="2em"/>
      </mrow>
      <mfrac>
        <mover accent="true">
          <mi>F</mi>
          <mo stretchy="true">⃗</mo>
        </mover>
        <mi>m</mi>
      </mfrac>
    </mrow>
    <annotation encoding="StarMath 5.0">widevec a ~=~widevec F over m</annotation>
  </semantics>
</math>
</file>

<file path=Object 9/content.xml><?xml version="1.0" encoding="utf-8"?>
<math xmlns="http://www.w3.org/1998/Math/MathML" display="block">
  <semantics>
    <mrow>
      <mover accent="true">
        <mi>a</mi>
        <mo stretchy="true">⃗</mo>
      </mover>
      <mrow>
        <mspace width="2em"/>
        <mo stretchy="false">=</mo>
        <mspace width="2em"/>
      </mrow>
      <mfrac>
        <mover accent="true">
          <mi>F</mi>
          <mo stretchy="true">⃗</mo>
        </mover>
        <mi>m</mi>
      </mfrac>
    </mrow>
    <annotation encoding="StarMath 5.0">widevec a ~=~widevec F over m</annotation>
  </semantics>
</math>
</file>